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B Helal" fo:font-size="16pt" officeooo:rsid="0021205e" officeooo:paragraph-rsid="0021205e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21205e" officeooo:paragraph-rsid="0021205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چرا من نمی توانم ریداکس را به شکل زیر ایمپورت کنم؟<text:line-break/><text:line-break/>import redux from 'redux';</text:p>
      <text:p text:style-name="P1"/>
      <text:p text:style-name="P1">اما میتوانم بگویم:<text:line-break/></text:p>
      <text:p text:style-name="P1">import { createStore} from 'redux';</text:p>
      <text:p text:style-name="P1"/>
      <text:p text:style-name="P2">دلیلش این است که ریداکس باید با export کردن این امکان را فراهم می کرد که نکرده به همین دیلی مجبوریم از syntax جاوااسکریپت ۶ استفاده کنیم و متدهایی که می خواهیم را درون کروشه ایمپورت کنیم و از ایمپورت کردن یک باره ی <text:s/>redux <text:s text:c="2"/>بپرهیزی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1T11:57:45.117555184</dc:date>
    <meta:editing-duration>PT3H25M21S</meta:editing-duration>
    <meta:editing-cycles>8</meta:editing-cycles>
    <meta:document-statistic meta:table-count="0" meta:image-count="0" meta:object-count="0" meta:page-count="1" meta:paragraph-count="4" meta:word-count="69" meta:character-count="365" meta:non-whitespace-character-count="295"/>
  </office:meta>
</office:document-meta>
</file>